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language="pt" fo:country="PT"/>
    </style:style>
    <style:style style:name="P3" style:family="paragraph" style:parent-style-name="Standard">
      <style:text-properties fo:language="es" fo:country="ES"/>
    </style:style>
    <style:style style:name="P4" style:family="paragraph" style:parent-style-name="Standard">
      <style:text-properties fo:language="fr" fo:country="FR"/>
    </style:style>
    <style:style style:name="T1"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result_box"/>Ajuda - Hercules Password Protector (HPP)<text:line-break/><text:line-break/>O HPP é um software de última geração que protege o seu e-mail, transações bancárias e senhas de rede, de uma forma simples e altamente seguro.<text:line-break/><text:line-break/>A HPP não vai armazenar sua senha. Ele sabe se você digitou a senha correta por meio de análise hashcode.<text:line-break/><text:line-break/>A primeira vez que ele é usado, o HPP irá exibir uma tela solicitando que você digite sua nova senha (e confirmar). Ela será usada para criptografar os dados que você entra em seguida. Você deve se lembrar dessa senha, pois o PHP não pode recuperá-la. A senha deve ter entre 8 e 24 caracteres e quanto maior, mais seguro é a criptografia.<text:line-break/><text:line-break/>Então, em cada acesso, você deve "abrir o cofre", contando a mesma senha. A HPP irá verificar se as informações foram corretamente decifradas usando código hash MD5. Depois de usá-lo, você deve "fechar o cofre", garantindo que seus dados permanecem em segredo.</text:p>
      <text:p text:style-name="P2">D5. </text:p>
      <text:p text:style-name="Standard"/>
      <text:p text:style-name="Standard">A versão basica do HPP é totalmente funcional e gratuita. Haverá a versão “plus”, com mais recursos, cuja licença será cobrada.</text:p>
      <text:p text:style-name="Standard"/>
      <text:p text:style-name="Standard"/>
      <text:p text:style-name="Standard"/>
      <text:p text:style-name="P1">Help - Hercules Password Protector (HPP)</text:p>
      <text:p text:style-name="P1"/>
      <text:p text:style-name="P1">The HPP is a next-generation software that protects your <text:s/>email, bank, and network passwords, in a simple and highly secure manner.</text:p>
      <text:p text:style-name="P1"/>
      <text:p text:style-name="P1">The HPP will not store your password. He knows if you entered the correct password through <text:s/>hashcode analysis.</text:p>
      <text:p text:style-name="P1"/>
      <text:p text:style-name="P1">The first time it is used, the HPP will display a screen prompting you to enter your new password (and confirm). It will be used to encrypt the data you enter next. You must remember this password, because the PHP can not retrieve it. The password must be between 8 and 24 characters and the larger, more secure is encryption.</text:p>
      <text:p text:style-name="P1"/>
      <text:p text:style-name="P1">Then in every access, you should "open the safe", <text:s/>telling the same password. The HPP will check whether the information was correctly decrypted using MD5 hashcode. After use it, you must “close the safe” ensuring that your data remains secret.</text:p>
      <text:p text:style-name="P1"/>
      <text:p text:style-name="P1"><text:bookmark text:name="result_box3"/>The basic version of the "HPP" is fully functional and free. There will be a version "plus ", with more resources, which license will be charged.</text:p>
      <text:p text:style-name="P1"/>
      <text:p text:style-name="Standard"/>
      <text:p text:style-name="P3"><text:bookmark text:name="result_box1"/>Ayuda - Hércules Protector de Contraseña (HPP)<text:line-break/><text:line-break/>HPP es un software de última generación que protege el correo electrónico, bancarias y contraseñas de red, de una manera sencilla y muy segura.<text:line-break/><text:line-break/>El HPP no guardar la contraseña. Él sabe si ha introducido la contraseña correcta a través de análisis de código hash.<text:line-break/><text:line-break/><text:soft-page-break/>La primera vez que se utiliza, el HPP mostrará una pantalla que le pide que introduzca su contraseña de nuevo (y confirmar). Se utiliza para cifrar los datos que introduzca a continuación. Usted debe recordar esta contraseña, ya que el PHP no podrá recuperarlo. La contraseña debe tener entre 8 y 24 caracteres y el más grande, más segura es la encriptación.<text:line-break/><text:line-break/>Luego, en cada acceso, debe "abrir la caja fuerte", dice la misma contraseña. La HPP comprobar si la información era correcta descifrado usando código hash MD5. Después de usarlo, debe "cerrar la caja" asegurar que sus datos se mantiene en secreto.</text:p>
      <text:p text:style-name="Standard"/>
      <text:p text:style-name="Standard">La versión básica de la "HPP" es totalmente funcional y gratuita. Habrá una versión "plus", con más recursos, cuya licencia se le cobrará.</text:p>
      <text:p text:style-name="Standard"/>
      <text:p text:style-name="Standard"/>
      <text:p text:style-name="Standard"/>
      <text:p text:style-name="Standard"/>
      <text:p text:style-name="P4"><text:bookmark text:name="result_box2"/>Aide - Hercules Password Protector<text:line-break/><text:line-break/>Le HPP est un logiciel de nouvelle génération qui protège votre e-mail, la banque, et mots de passe réseau, d'une manière simple et hautement sécurisé.<text:line-break/><text:line-break/>Le HPP ne sera pas stocker votre mot de passe. Il sait si vous avez entré le bon mot de passe par l'analyse hashcode.<text:line-break/><text:line-break/>La première fois qu'il est utilisé, le HPP va afficher un écran vous demandant de saisir votre nouveau mot de passe (et confirmer). Il sera utilisé pour crypter les données que vous entrez prochaine. Vous devez vous rappeler ce mot de passe, parce que le HPP ne peut pas le récupérer. Le mot de passe doit être comprise entre 8 et 24 caractères et la plus grande, plus sûre est le chiffrement.<text:line-break/><text:line-break/>Puis, dans chaque accès, vous devez "ouvrir le coffre", dit le même mot de passe. Le HPP va vérifier si l'information a été correctement décryptées à l'aide hashcode MD5. Après l'utiliser, vous devez "fermer le coffre" veiller à ce que vos données restent secrètes.</text:p>
      <text:p text:style-name="Standard"/>
      <text:p text:style-name="Standard"><text:bookmark text:name="result_box4"/><text:span text:style-name="T1">La version de base "HPP" est entièrement fonctionnelle et gratuite. Il y aura une version "plus", avec plus de ressources, dont la licence sera facturée.</text:spa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euton Sampaio</meta:initial-creator>
    <meta:creation-date>2011-02-27T10:10:50</meta:creation-date>
    <meta:document-statistic meta:table-count="0" meta:image-count="0" meta:object-count="0" meta:page-count="2" meta:paragraph-count="13" meta:word-count="725" meta:character-count="4202"/>
    <dc:date>2011-02-27T10:36:40</dc:date>
    <dc:creator>Cleuton Sampaio</dc:creator>
    <meta:editing-duration>PT00H09M59S</meta:editing-duration>
    <meta:editing-cycles>1</meta:editing-cycles>
    <meta:generator>OpenOffice.org/3.2$Linux OpenOffice.org_project/320m12$Build-9483</meta:generator>
  </office:meta>
</office:document-meta>
</file>